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50%" draw:textarea-horizontal-align="justify" draw:textarea-vertical-align="middle" draw:auto-grow-height="false" fo:min-height="0.95cm" fo:min-width="0.7cm"/>
      <style:paragraph-properties style:writing-mode="lr-tb"/>
    </style:style>
    <style:style style:name="gr2" style:family="graphic" style:parent-style-name="standard">
      <style:graphic-properties draw:stroke="none" svg:stroke-color="#000000" draw:marker-start="" draw:fill="none" draw:textarea-horizontal-align="justify" draw:textarea-vertical-align="middle" draw:auto-grow-height="false" fo:min-height="0.95cm" fo:min-width="2.9cm"/>
      <style:paragraph-properties style:writing-mode="lr-tb"/>
    </style:style>
    <style:style style:name="gr3" style:family="graphic" style:parent-style-name="objectwithoutfill">
      <style:graphic-properties svg:stroke-color="#000000" draw:marker-start="Circle" draw:marker-end="Rounded_20_short_20_Arrow" draw:marker-end-width="0.3cm" draw:fill="solid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5.491cm" fo:min-width="0cm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5cm" fo:min-width="6.6cm"/>
      <style:paragraph-properties style:writing-mode="lr-tb"/>
    </style:style>
    <style:style style:name="gr6" style:family="graphic" style:parent-style-name="standard">
      <style:graphic-properties svg:stroke-color="#000000" draw:fill="none" draw:textarea-vertical-align="middle" draw:auto-grow-height="false" fo:min-height="12.376cm" fo:min-width="0cm"/>
    </style:style>
    <style:style style:name="P1" style:family="paragraph">
      <style:paragraph-properties fo:text-align="center" style:writing-mode="lr-tb"/>
      <style:text-properties style:font-name="Inconsolata"/>
    </style:style>
    <style:style style:name="P2" style:family="paragraph">
      <loext:graphic-properties draw:fill="none" draw:opacity="50%"/>
      <style:paragraph-properties fo:text-align="center" style:writing-mode="lr-tb"/>
      <style:text-properties style:font-name="Inconsolata"/>
    </style:style>
    <style:style style:name="P3" style:family="paragraph">
      <style:paragraph-properties fo:text-align="start" style:writing-mode="lr-tb"/>
      <style:text-properties style:font-name="Inconsolata"/>
    </style:style>
    <style:style style:name="P4" style:family="paragraph">
      <loext:graphic-properties draw:fill="none"/>
      <style:paragraph-properties fo:text-align="start" style:writing-mode="lr-tb"/>
      <style:text-properties style:font-name="Inconsolata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xml:id="id2" draw:id="id2" draw:layer="layout" svg:width="1.2cm" svg:height="1.2cm" svg:x="6.5cm" svg:y="4.1cm">
            <text:p text:style-name="P1"><text:span text:style-name="T1">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3.4cm" svg:height="1.2cm" svg:x="1.6cm" svg:y="4.1cm">
            <text:p text:style-name="P3"><text:span text:style-name="T1">s: String</text:span></text:p>
            <draw:enhanced-geometry svg:viewBox="0 0 21600 21600" draw:type="rectangle" draw:enhanced-path="M 0 0 L 21600 0 21600 21600 0 21600 0 0 Z N"/>
          </draw:custom-shape>
          <draw:connector draw:style-name="gr3" draw:text-style-name="P5" draw:layer="layout" svg:x1="5cm" svg:y1="4.7cm" svg:x2="6.5cm" svg:y2="4.7cm" draw:start-shape="id1" draw:start-glue-point="1" draw:end-shape="id2" draw:end-glue-point="3" svg:d="M5000 4700h1500" svg:viewBox="0 0 1501 1">
            <text:p/>
          </draw:connector>
          <draw:custom-shape draw:style-name="gr1" draw:text-style-name="P2" draw:layer="layout" svg:width="1.2cm" svg:height="1.2cm" svg:x="7.7cm" svg:y="4.1cm">
            <text:p text:style-name="P1"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8.9cm" svg:y="4.1cm">
            <text:p text:style-name="P1"><text:span text:style-name="T1">l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0.1cm" svg:y="4.1cm">
            <text:p text:style-name="P1"><text:span text:style-name="T1">l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1.3cm" svg:y="4.1cm">
            <text:p text:style-name="P1"><text:span text:style-name="T1">o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2.5cm" svg:y="4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3.7cm" svg:y="4.1cm">
            <text:p text:style-name="P1"><text:span text:style-name="T1">W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4.9cm" svg:y="4.1cm">
            <text:p text:style-name="P1"><text:span text:style-name="T1">o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6.1cm" svg:y="4.1cm">
            <text:p text:style-name="P1"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7.3cm" svg:y="4.1cm">
            <text:p text:style-name="P1"><text:span text:style-name="T1">l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cm" svg:height="1.2cm" svg:x="18.5cm" svg:y="4.1cm">
            <text:p text:style-name="P1"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cm" svg:height="5.995cm" draw:transform="rotate (1.56137154883413) translate (13.7cm 4.087cm)">
            <text:p/>
            <draw:enhanced-geometry svg:viewBox="0 0 21600 21600" draw:glue-points="0 0 0 21600 21600 10800" draw:text-areas="0 ?f9 7800 ?f10" draw:type="right-brace" draw:modifiers="1467.82145236509 3256.5710473649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4" draw:layer="layout" svg:width="7.1cm" svg:height="1.2cm" svg:x="12.4cm" svg:y="2.2cm">
            <text:p text:style-name="P3"><text:span text:style-name="T1">W: &amp;str = &amp;s[6..11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cm" svg:height="13.186cm" draw:transform="rotate (-1.57725404502728) translate (19.695cm 5.331cm)">
            <text:p/>
            <draw:enhanced-geometry svg:viewBox="0 0 21600 21600" draw:glue-points="0 0 0 21600 21600 10800" draw:text-areas="0 ?f9 7800 ?f10" draw:type="right-brace" draw:modifiers="1467.82145236509 18165.162660195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" draw:text-style-name="P4" draw:layer="layout" svg:width="7.1cm" svg:height="1.2cm" svg:x="7cm" svg:y="6.2cm">
            <text:p text:style-name="P3"><text:span text:style-name="T1">hW: &amp;str = s.as_str(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6:23:29.117992647</meta:creation-date>
    <dc:date>2020-03-08T22:50:59.469387764</dc:date>
    <meta:editing-duration>PT36M15S</meta:editing-duration>
    <meta:editing-cycles>9</meta:editing-cycles>
    <meta:generator>LibreOffice/6.4.1.2$Linux_X86_64 LibreOffice_project/4d224e95b98b138af42a64d84056446d09082932</meta:generator>
    <meta:document-statistic meta:object-count="18"/>
  </office:meta>
</office:document-meta>
</file>